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6155f"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officeooo:rsid="0024b235" officeooo:paragraph-rsid="0024b235" style:language-complex="ar" style:country-complex="SA"/>
    </style:style>
    <style:style style:name="P1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3" style:family="paragraph" style:parent-style-name="Standard">
      <style:text-properties style:font-name="Arial" fo:language="en" fo:country="US" officeooo:paragraph-rsid="001b92ce" style:language-complex="ar" style:country-complex="SA"/>
    </style:style>
    <style:style style:name="P14" style:family="paragraph" style:parent-style-name="Standard">
      <style:text-properties style:font-name="Arial" fo:language="en" fo:country="US" officeooo:rsid="001febee" officeooo:paragraph-rsid="001b92ce"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Body">
      <style:text-properties officeooo:paragraph-rsid="001b92ce"/>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Body">
      <style:text-properties officeooo:rsid="002cebf3" officeooo:paragraph-rsid="002cebf3"/>
    </style:style>
    <style:style style:name="P21" style:family="paragraph" style:parent-style-name="Body">
      <style:text-properties fo:font-weight="normal" officeooo:rsid="003691f3" officeooo:paragraph-rsid="003691f3" style:font-weight-asian="normal" style:font-weight-complex="normal"/>
    </style:style>
    <style:style style:name="P22" style:family="paragraph" style:parent-style-name="Definition_20_Term">
      <style:text-properties fo:language="en" fo:country="US" style:language-complex="ar" style:country-complex="SA"/>
    </style:style>
    <style:style style:name="P23" style:family="paragraph" style:parent-style-name="Body">
      <style:text-properties officeooo:rsid="00464715" officeooo:paragraph-rsid="00464715"/>
    </style:style>
    <style:style style:name="P24" style:family="paragraph" style:parent-style-name="Body">
      <style:text-properties officeooo:rsid="003a4833" officeooo:paragraph-rsid="003691f3"/>
    </style:style>
    <style:style style:name="P25" style:family="paragraph" style:parent-style-name="Body" style:list-style-name="L1">
      <style:text-properties officeooo:rsid="003ddd2e" officeooo:paragraph-rsid="0057cee2"/>
    </style:style>
    <style:style style:name="P26" style:family="paragraph" style:parent-style-name="Body" style:list-style-name="L1">
      <style:text-properties officeooo:rsid="003ddd2e" officeooo:paragraph-rsid="00594424"/>
    </style:style>
    <style:style style:name="P27" style:family="paragraph" style:parent-style-name="Body" style:list-style-name="L1">
      <style:text-properties officeooo:paragraph-rsid="0054ae3e"/>
    </style:style>
    <style:style style:name="P28" style:family="paragraph" style:parent-style-name="Body" style:list-style-name="L1">
      <style:text-properties officeooo:paragraph-rsid="005c8c85"/>
    </style:style>
    <style:style style:name="P29" style:family="paragraph" style:parent-style-name="Body" style:list-style-name="L1">
      <style:text-properties officeooo:rsid="004f5eeb" officeooo:paragraph-rsid="0054ae3e"/>
    </style:style>
    <style:style style:name="P30" style:family="paragraph" style:parent-style-name="Body" style:list-style-name="L1">
      <style:text-properties officeooo:rsid="0038251b" officeooo:paragraph-rsid="0054ae3e"/>
    </style:style>
    <style:style style:name="P31" style:family="paragraph" style:parent-style-name="Body" style:list-style-name="L1">
      <style:text-properties officeooo:rsid="003969d9" officeooo:paragraph-rsid="0057dd33"/>
    </style:style>
    <style:style style:name="P32" style:family="paragraph" style:parent-style-name="Body" style:list-style-name="L1">
      <style:text-properties officeooo:rsid="003a16f0" officeooo:paragraph-rsid="00594424"/>
    </style:style>
    <style:style style:name="P33" style:family="paragraph" style:parent-style-name="Body" style:list-style-name="L1">
      <style:text-properties officeooo:rsid="003b7e3f" officeooo:paragraph-rsid="0054ae3e"/>
    </style:style>
    <style:style style:name="P34" style:family="paragraph" style:parent-style-name="Body" style:list-style-name="L1">
      <style:text-properties officeooo:rsid="003b7e3f" officeooo:paragraph-rsid="0057cee2"/>
    </style:style>
    <style:style style:name="P35" style:family="paragraph" style:parent-style-name="Body" style:list-style-name="L1">
      <style:text-properties officeooo:rsid="003b7e3f" officeooo:paragraph-rsid="00594424"/>
    </style:style>
    <style:style style:name="P36" style:family="paragraph" style:parent-style-name="Body" style:list-style-name="L1">
      <style:text-properties officeooo:rsid="00401f67" officeooo:paragraph-rsid="00401f67"/>
    </style:style>
    <style:style style:name="P37" style:family="paragraph" style:parent-style-name="Body" style:list-style-name="L2">
      <style:text-properties officeooo:rsid="00536c9d" officeooo:paragraph-rsid="00536c9d"/>
    </style:style>
    <style:style style:name="P38" style:family="paragraph" style:parent-style-name="Body" style:list-style-name="L2">
      <style:paragraph-properties fo:text-align="start" style:justify-single-word="false"/>
      <style:text-properties officeooo:rsid="00536c9d" officeooo:paragraph-rsid="00536c9d"/>
    </style:style>
    <style:style style:name="P39" style:family="paragraph" style:parent-style-name="Body">
      <style:text-properties officeooo:rsid="00536c9d" officeooo:paragraph-rsid="00536c9d"/>
    </style:style>
    <style:style style:name="P40" style:family="paragraph" style:parent-style-name="Body">
      <style:text-properties officeooo:paragraph-rsid="003ddd2e"/>
    </style:style>
    <style:style style:name="P41" style:family="paragraph" style:parent-style-name="Body" style:list-style-name="L1">
      <style:text-properties officeooo:rsid="0057cee2" officeooo:paragraph-rsid="0057cee2"/>
    </style:style>
    <style:style style:name="P42" style:family="paragraph" style:parent-style-name="Body" style:list-style-name="L3">
      <style:text-properties officeooo:rsid="00638c67" officeooo:paragraph-rsid="00638c67"/>
    </style:style>
    <style:style style:name="P43" style:family="paragraph" style:parent-style-name="Body" style:list-style-name="L3">
      <style:text-properties officeooo:paragraph-rsid="00638c67"/>
    </style:style>
    <style:style style:name="P44" style:family="paragraph" style:parent-style-name="Body">
      <style:text-properties officeooo:paragraph-rsid="002c21a3"/>
    </style:style>
    <style:style style:name="P45" style:family="paragraph" style:parent-style-name="Body">
      <style:text-properties officeooo:rsid="00876dd0" officeooo:paragraph-rsid="0088b5e7"/>
    </style:style>
    <style:style style:name="P46" style:family="paragraph" style:parent-style-name="Body">
      <style:text-properties officeooo:rsid="002d178e" officeooo:paragraph-rsid="003a16f0"/>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Standard">
      <style:text-properties officeooo:rsid="006203b2" officeooo:paragraph-rsid="006203b2"/>
    </style:style>
    <style:style style:name="P49" style:family="paragraph" style:parent-style-name="Standard">
      <style:text-properties officeooo:rsid="006203b2" officeooo:paragraph-rsid="006308d1"/>
    </style:style>
    <style:style style:name="P50" style:family="paragraph" style:parent-style-name="Standard">
      <style:text-properties officeooo:rsid="006203b2" officeooo:paragraph-rsid="006d0d60"/>
    </style:style>
    <style:style style:name="P51" style:family="paragraph" style:parent-style-name="Standard">
      <style:text-properties officeooo:rsid="006308d1" officeooo:paragraph-rsid="006308d1"/>
    </style:style>
    <style:style style:name="P52" style:family="paragraph" style:parent-style-name="Standard">
      <style:text-properties officeooo:rsid="006ea4fc" officeooo:paragraph-rsid="006ea4fc"/>
    </style:style>
    <style:style style:name="P53" style:family="paragraph" style:parent-style-name="Standard">
      <style:text-properties officeooo:rsid="006f1dda" officeooo:paragraph-rsid="006f1dda"/>
    </style:style>
    <style:style style:name="P54" style:family="paragraph" style:parent-style-name="Standard">
      <style:text-properties officeooo:paragraph-rsid="006ea4fc"/>
    </style:style>
    <style:style style:name="P55" style:family="paragraph" style:parent-style-name="Heading_20_1">
      <style:text-properties fo:language="en" fo:country="US" style:language-complex="ar" style:country-complex="SA"/>
    </style:style>
    <style:style style:name="P56" style:family="paragraph" style:parent-style-name="Heading_20_1">
      <style:text-properties fo:language="en" fo:country="US" officeooo:paragraph-rsid="0088b5e7" style:language-complex="ar" style:country-complex="SA"/>
    </style:style>
    <style:style style:name="P57" style:family="paragraph" style:parent-style-name="Heading_20_1">
      <style:paragraph-properties fo:break-before="page"/>
      <style:text-properties fo:language="en" fo:country="US" style:language-complex="ar" style:country-complex="SA"/>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0" style:family="paragraph" style:parent-style-name="Document_20_Title">
      <style:text-properties fo:language="en" fo:country="US" style:language-complex="ar" style:country-complex="SA"/>
    </style:style>
    <style:style style:name="P61" style:family="paragraph" style:parent-style-name="Heading_20_2">
      <style:text-properties fo:language="en" fo:country="US" style:language-complex="ar" style:country-complex="SA"/>
    </style:style>
    <style:style style:name="P62" style:family="paragraph" style:parent-style-name="Heading_20_2">
      <style:text-properties fo:language="en" fo:country="US" officeooo:rsid="0021c380" officeooo:paragraph-rsid="001b92ce" style:language-complex="ar" style:country-complex="SA"/>
    </style:style>
    <style:style style:name="P63" style:family="paragraph" style:parent-style-name="Heading_20_2">
      <style:text-properties fo:language="en" fo:country="US" officeooo:rsid="001febee" officeooo:paragraph-rsid="001b92ce" style:language-complex="ar" style:country-complex="SA"/>
    </style:style>
    <style:style style:name="P64" style:family="paragraph" style:parent-style-name="Heading_20_2">
      <style:text-properties fo:font-weight="bold" style:font-weight-asian="bold" style:font-weight-complex="bold"/>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8dbf1"/>
    </style:style>
    <style:style style:name="T8" style:family="text">
      <style:text-properties officeooo:rsid="00307388"/>
    </style:style>
    <style:style style:name="T9" style:family="text">
      <style:text-properties officeooo:rsid="00314bb7"/>
    </style:style>
    <style:style style:name="T10" style:family="text">
      <style:text-properties fo:font-weight="bold"/>
    </style:style>
    <style:style style:name="T11" style:family="text">
      <style:text-properties fo:font-weight="bold" officeooo:rsid="003691f3"/>
    </style:style>
    <style:style style:name="T12" style:family="text">
      <style:text-properties fo:font-weight="bold" style:font-weight-asian="bold" style:font-weight-complex="bold"/>
    </style:style>
    <style:style style:name="T13" style:family="text">
      <style:text-properties fo:font-weight="bold" officeooo:rsid="003ddd2e" style:font-weight-asian="bold" style:font-weight-complex="bold"/>
    </style:style>
    <style:style style:name="T14" style:family="text">
      <style:text-properties fo:font-weight="bold" officeooo:rsid="003f3d31" style:font-weight-asian="bold" style:font-weight-complex="bold"/>
    </style:style>
    <style:style style:name="T15" style:family="text">
      <style:text-properties fo:font-weight="bold" officeooo:rsid="003ffc03" style:font-weight-asian="bold" style:font-weight-complex="bold"/>
    </style:style>
    <style:style style:name="T16" style:family="text">
      <style:text-properties fo:font-weight="bold" officeooo:rsid="004a34fc" style:font-weight-asian="bold" style:font-weight-complex="bold"/>
    </style:style>
    <style:style style:name="T17" style:family="text">
      <style:text-properties fo:font-weight="bold" officeooo:rsid="004d663b" style:font-weight-asian="bold" style:font-weight-complex="bold"/>
    </style:style>
    <style:style style:name="T18" style:family="text">
      <style:text-properties fo:font-weight="bold" officeooo:rsid="00594424" style:font-weight-asian="bold" style:font-weight-complex="bold"/>
    </style:style>
    <style:style style:name="T19" style:family="text">
      <style:text-properties fo:font-weight="bold" officeooo:rsid="005074cb" style:font-weight-asian="bold" style:font-weight-complex="bold"/>
    </style:style>
    <style:style style:name="T20" style:family="text">
      <style:text-properties fo:font-weight="bold" officeooo:rsid="005c8c85" style:font-weight-asian="bold" style:font-weight-complex="bold"/>
    </style:style>
    <style:style style:name="T21" style:family="text">
      <style:text-properties fo:font-weight="bold" officeooo:rsid="00638c67" style:font-weight-asian="bold" style:font-weight-complex="bold"/>
    </style:style>
    <style:style style:name="T22" style:family="text">
      <style:text-properties officeooo:rsid="003691f3"/>
    </style:style>
    <style:style style:name="T23" style:family="text">
      <style:text-properties fo:font-weight="normal" style:font-weight-asian="normal" style:font-weight-complex="normal"/>
    </style:style>
    <style:style style:name="T24" style:family="text">
      <style:text-properties fo:font-weight="normal" officeooo:rsid="003b7e3f" style:font-weight-asian="normal" style:font-weight-complex="normal"/>
    </style:style>
    <style:style style:name="T25" style:family="text">
      <style:text-properties fo:font-weight="normal" officeooo:rsid="003ddd2e" style:font-weight-asian="normal" style:font-weight-complex="normal"/>
    </style:style>
    <style:style style:name="T26" style:family="text">
      <style:text-properties fo:font-weight="normal" officeooo:rsid="003e5432" style:font-weight-asian="normal" style:font-weight-complex="normal"/>
    </style:style>
    <style:style style:name="T27" style:family="text">
      <style:text-properties fo:font-weight="normal" officeooo:rsid="003f3d31" style:font-weight-asian="normal" style:font-weight-complex="normal"/>
    </style:style>
    <style:style style:name="T28" style:family="text">
      <style:text-properties fo:font-weight="normal" officeooo:rsid="003ffc03" style:font-weight-asian="normal" style:font-weight-complex="normal"/>
    </style:style>
    <style:style style:name="T29" style:family="text">
      <style:text-properties fo:font-weight="normal" officeooo:rsid="00431e05" style:font-weight-asian="normal" style:font-weight-complex="normal"/>
    </style:style>
    <style:style style:name="T30" style:family="text">
      <style:text-properties fo:font-weight="normal" officeooo:rsid="004a34fc" style:font-weight-asian="normal" style:font-weight-complex="normal"/>
    </style:style>
    <style:style style:name="T31" style:family="text">
      <style:text-properties fo:font-weight="normal" officeooo:rsid="004d663b" style:font-weight-asian="normal" style:font-weight-complex="normal"/>
    </style:style>
    <style:style style:name="T32" style:family="text">
      <style:text-properties fo:font-weight="normal" officeooo:rsid="005074cb" style:font-weight-asian="normal" style:font-weight-complex="normal"/>
    </style:style>
    <style:style style:name="T33" style:family="text">
      <style:text-properties fo:font-weight="normal" officeooo:rsid="00594424" style:font-weight-asian="normal" style:font-weight-complex="normal"/>
    </style:style>
    <style:style style:name="T34" style:family="text">
      <style:text-properties fo:font-weight="normal" officeooo:rsid="005ab07e" style:font-weight-asian="normal" style:font-weight-complex="normal"/>
    </style:style>
    <style:style style:name="T35" style:family="text">
      <style:text-properties fo:font-weight="normal" officeooo:rsid="005ae714" style:font-weight-asian="normal" style:font-weight-complex="normal"/>
    </style:style>
    <style:style style:name="T36" style:family="text">
      <style:text-properties fo:font-weight="normal" officeooo:rsid="005bb1f1" style:font-weight-asian="normal" style:font-weight-complex="normal"/>
    </style:style>
    <style:style style:name="T37" style:family="text">
      <style:text-properties fo:font-weight="normal" officeooo:rsid="005c8c85" style:font-weight-asian="normal" style:font-weight-complex="normal"/>
    </style:style>
    <style:style style:name="T38" style:family="text">
      <style:text-properties fo:font-weight="normal" officeooo:rsid="005c9140" style:font-weight-asian="normal" style:font-weight-complex="normal"/>
    </style:style>
    <style:style style:name="T39" style:family="text">
      <style:text-properties fo:font-weight="normal" officeooo:rsid="009fb34e" style:font-weight-asian="normal" style:font-weight-complex="normal"/>
    </style:style>
    <style:style style:name="T40" style:family="text">
      <style:text-properties officeooo:rsid="003a16f0"/>
    </style:style>
    <style:style style:name="T41" style:family="text">
      <style:text-properties officeooo:rsid="003a4833"/>
    </style:style>
    <style:style style:name="T42" style:family="text">
      <style:text-properties officeooo:rsid="003ddd2e"/>
    </style:style>
    <style:style style:name="T43" style:family="text">
      <style:text-properties officeooo:rsid="00431e05"/>
    </style:style>
    <style:style style:name="T44" style:family="text">
      <style:text-properties officeooo:rsid="0048eec7"/>
    </style:style>
    <style:style style:name="T45" style:family="text">
      <style:text-properties officeooo:rsid="004a34fc"/>
    </style:style>
    <style:style style:name="T46" style:family="text">
      <style:text-properties officeooo:rsid="0051c159"/>
    </style:style>
    <style:style style:name="T47" style:family="text">
      <style:text-properties officeooo:rsid="0054ae3e"/>
    </style:style>
    <style:style style:name="T48" style:family="text">
      <style:text-properties officeooo:rsid="00594424"/>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5ae714"/>
    </style:style>
    <style:style style:name="T51" style:family="text">
      <style:text-properties officeooo:rsid="0061edd7"/>
    </style:style>
    <style:style style:name="T52" style:family="text">
      <style:text-properties officeooo:rsid="006308d1"/>
    </style:style>
    <style:style style:name="T53" style:family="text">
      <style:text-properties officeooo:rsid="00638c67"/>
    </style:style>
    <style:style style:name="T54" style:family="text">
      <style:text-properties officeooo:rsid="006ea4fc"/>
    </style:style>
    <style:style style:name="T55" style:family="text">
      <style:text-properties officeooo:rsid="0080d980"/>
    </style:style>
    <style:style style:name="T56" style:family="text">
      <style:text-properties officeooo:rsid="00817501"/>
    </style:style>
    <style:style style:name="T57" style:family="text">
      <style:text-properties officeooo:rsid="0083720c"/>
    </style:style>
    <style:style style:name="T58" style:family="text">
      <style:text-properties officeooo:rsid="00851722"/>
    </style:style>
    <style:style style:name="T59" style:family="text">
      <style:text-properties officeooo:rsid="00870e4d"/>
    </style:style>
    <style:style style:name="T60" style:family="text">
      <style:text-properties officeooo:rsid="002c21a3"/>
    </style:style>
    <style:style style:name="T61" style:family="text">
      <style:text-properties officeooo:rsid="008e9ea4"/>
    </style:style>
    <style:style style:name="T62" style:family="text">
      <style:text-properties officeooo:rsid="009cfc55"/>
    </style:style>
    <style:style style:name="T63" style:family="text">
      <style:text-properties officeooo:rsid="009df6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1"><text:user-defined style:data-style-name="N0" text:name="RFP Title">RFP-190: Resolution of JPMS modules</text:user-defined></text:p>
      <text:p text:style-name="Document_20_Title">Draft<text:line-break/><text:line-break/><text:page-count style:num-format="1">9</text:page-count> Pages</text:p>
      <text:p text:style-name="P60"/>
      <text:p text:style-name="P7">Abstract</text:p>
      <text:p text:style-name="P8"><text:span text:style-name="T7">Since the introduction of the Java Platform Modular System (JPMS) the content of the boot classpath can no longer be determined from a static list of packages. Instead it can be defined at build time via static linking or introspected at runtime through reflection. This opens opportunities for OSGi to customize the JRE. This RFP describes the requirements needed to use the Resolver service to discover the set of JPMS modules that are needed to satisfy a given set of bundles.</text:span></text:p>
      <text:h text:style-name="P57" text:outline-level="1" text:restart-numbering="true" text:start-value="-1">Document Information</text:h>
      <text:h text:style-name="P62" text:outline-level="2">License</text:h>
      <text:p text:style-name="P19">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4">I HEREBY ACKNOWLEDGE AND AGREE TO THE TERMS AND CONDITIONS DELINEATED ABOVE.</text:p>
      <text:h text:style-name="P63"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3" text:outline-level="2">Feedback</text:h>
      <text:p text:style-name="P16"><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text:s/>Document Information<text:tab/>2</text:p>
          <text:p text:style-name="P47">0.1 <text:s/>License<text:tab/>2</text:p>
          <text:p text:style-name="P47">0.2 <text:s/>Trademarks<text:tab/>3</text:p>
          <text:p text:style-name="P47">0.3 <text:s/>Feedback<text:tab/>3</text:p>
          <text:p text:style-name="P47">0.4 <text:s/>Table of Contents<text:tab/>3</text:p>
          <text:p text:style-name="P47">0.5 <text:s/>Terminology and Document Conventions<text:tab/>4</text:p>
          <text:p text:style-name="P47">0.6 <text:s/>Revision History<text:tab/>4</text:p>
          <text:p text:style-name="P58">1 <text:s/>Introduction<text:tab/>4</text:p>
          <text:p text:style-name="P58">2 <text:s/>Application Domain<text:tab/>5</text:p>
          <text:p text:style-name="P47">2.1 <text:s/>Terminology + Abbreviations<text:tab/>5</text:p>
          <text:p text:style-name="P58">3 <text:s/>Problem Description<text:tab/>6</text:p>
          <text:p text:style-name="P58">4 <text:s/>Use Cases<text:tab/>7</text:p>
          <text:p text:style-name="P47">4.1 <text:s/>Build a compact docker image<text:tab/>7</text:p>
          <text:p text:style-name="P47">4.2 <text:s/>Build a self-contained Java tool<text:tab/>7</text:p>
          <text:p text:style-name="P47">4.3 <text:s/>Build a hybrid OSGi-JPMS application<text:tab/>7</text:p>
          <text:p text:style-name="P47">4.4 <text:s/>Build a consistent JPMS application<text:tab/>7</text:p>
          <text:p text:style-name="P58">5 <text:s/>Requirements<text:tab/>7</text:p>
          <text:p text:style-name="P47"><text:soft-page-break/>5.1 <text:s/>General<text:tab/>7</text:p>
          <text:p text:style-name="P47">5.2 <text:s/>Package Dependencies<text:tab/>8</text:p>
          <text:p text:style-name="P47">5.3 <text:s/>Third Party Modules<text:tab/>8</text:p>
          <text:p text:style-name="P47">5.4 <text:s/>Module Validation<text:tab/>8</text:p>
          <text:p text:style-name="P47">5.5 <text:s/>Module Metadata Enhancement<text:tab/>8</text:p>
          <text:p text:style-name="P47">5.6 <text:s/>Module Service Dependencies<text:tab/>9</text:p>
          <text:p text:style-name="P58">6 <text:s/>Document Support<text:tab/>9</text:p>
          <text:p text:style-name="P47">6.1 <text:s/>References<text:tab/>9</text:p>
          <text:p text:style-name="P47">6.2 <text:s/>Author’s Address<text:tab/>9</text:p>
          <text:p text:style-name="P47">6.3 <text:s/>End of Document<text:tab/>9</text:p>
        </text:index-body>
      </text:table-of-content>
      <text:p text:style-name="P17"/>
      <text:h text:style-name="P61"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6">Source code is shown in this typeface</text:span>.</text:p>
      <text:h text:style-name="P61"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46">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17"/>
      <text:h text:style-name="P55" text:outline-level="1">Introduction</text:h>
      <text:p text:style-name="P44"><text:span text:style-name="T60">In today’s world it has become increasingly important to create self-contained Java applications with minimal footprint. Even though OSGi enables a developer to resolve the minimal required set of bundles to include in their application often the total footprint of the application is dominated by the JRE itself.</text:span></text:p>
      <text:p text:style-name="P20">With the introduction of the Java <text:span text:style-name="T61">module system </text:span>it <text:span text:style-name="T8">became p</text:span>ossible to statically link a JRE that reflects the needs of a concrete application. <text:span text:style-name="T9">O</text:span>ne problem that <text:span text:style-name="T41">still hinders the creation of minimal OSGi runtimes is the lack of tools </text:span><text:soft-page-break/><text:span text:style-name="T41">that can discover which </text:span>JPMS modules are required by which OSGi bundles as well as the dependencies between the JPMS modules themselves.</text:p>
      <text:p text:style-name="P46">This RFP introduces the requirements for a <text:span text:style-name="T40">standard way to use the OSGi Resolver service to discover the dependencies between OSGi bundles and JPMS modules. In this way a complete description of the Java runtime can be obtained automatically. This should serve as the basis for tools that make the building of statically linked OSGi runtimes practical.</text:span></text:p>
      <text:p text:style-name="P45"><text:span text:style-name="T40">This RFP is concerned primarily with the build and/or provisioning of statically linked OSGi applications. It assumes JPMS modules and OSGi bundles will remain separated at runtime as defined by OSGi R7.</text:span></text:p>
      <text:h text:style-name="P56" text:outline-level="1">Application Domain</text:h>
      <text:p text:style-name="P54"><text:span text:style-name="T54">In order to compete in the modern world web applications face unprecedented requirements for high availability and responsiveness at internet scale. For various reasons, which are outside of the scope of this RFC this has lead to architectures where the application is decomposed into large number if independent simple processes or services. These architectures demand certain liquidity from thair building blocks. Their binary images must be easy to move, their instances must be able to saturate the available computational resources,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Js and Go which were built with these requirements in mind and often perform better in this respect.</text:span></text:p>
      <text:p text:style-name="P52"/>
      <text:p text:style-name="P52">On the opposite end of the spectrum when users deploy applications on their devices they expect a hassle-free experience. One way to achieve this is to deploy self-contained statically link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55">future </text:span>Java applications, rather than just the one being installed.</text:p>
      <text:p text:style-name="P52"/>
      <text:p text:style-name="P53">To address these needs Java SE 9 introduce<text:span text:style-name="T56">d</text:span> the Java Platform Modular System (JPMS) which broke the JRE down into modules and provided a static linker tool which can build a smaller JRE from a subset of these modules. The modular system can also be used by application developers. The JPMS is inherently incompatible with <text:span text:style-name="T57">OSGi </text:span>and what’s more both systems have independent dependency models which do not correlate <text:span text:style-name="T58">by default</text:span>. This leads to OSGi bundles being hosted in their own space within the JRE. These bundles however must still be supported by one or more modules from the JRE, <text:span text:style-name="T59">which means they have hidden dependencies to those modules.</text:span></text:p>
      <text:p text:style-name="Standard"/>
      <text:h text:style-name="P61" text:outline-level="2">Terminology + Abbreviations</text:h>
      <text:list xml:id="list1181014941" text:style-name="L2">
        <text:list-item>
          <text:p text:style-name="P38"><text:span text:style-name="T12">Local Dependency</text:span><text:line-break/>A dependency defined within the scope of the JPMS or the OSGi modular systems respectively. An example of a <text:span text:style-name="T43">local </text:span>OSGi dependency is an Import-Package manifest clause or any resource requirement in general. An example of a <text:span text:style-name="T43">local</text:span> JPMS dependency is a requirement for a module by name.</text:p>
        </text:list-item>
        <text:list-item>
          <text:p text:style-name="P37"><text:soft-page-break/><text:span text:style-name="T12">Module</text:span><text:line-break/>For brevity the JPMS modules will be referred to simply as “modules”</text:p>
        </text:list-item>
        <text:list-item>
          <text:p text:style-name="P37"><text:span text:style-name="T12">Bundle</text:span><text:line-break/>For brevity the OSGi bundles will be referred to simply as “bundles”</text:p>
        </text:list-item>
        <text:list-item>
          <text:p text:style-name="P37"><text:span text:style-name="T12">Resource<text:line-break/></text:span><text:span text:style-name="T23">A</text:span> resource according to the Core OSGi specification.</text:p>
        </text:list-item>
      </text:list>
      <text:h text:style-name="Heading_20_1" text:outline-level="1"><text:span text:style-name="T4">Problem Description</text:span></text:h>
      <text:p text:style-name="Standard">This RFP is about how to map some of the local JPMS <text:span text:style-name="T51">metadata</text:span> to local OSGi <text:span text:style-name="T51">metadata</text:span> in order to achieve the described use cases.</text:p>
      <text:p text:style-name="Standard"/>
      <text:p text:style-name="P49">Having this mapping will make the hidden dependencies bundles have on modules visible.</text:p>
      <text:p text:style-name="P49"/>
      <text:p text:style-name="P50">At present bundles only depend on the system classpath <text:span text:style-name="T52">as a flat list. Even if the classpath is dynamically discovered from given set of modules this does not solve the reverse problem where a developer needs to discover the minimal set of modules needed to support their OSGi application. Without automated help the developers must perform th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50"/>
      <text:p text:style-name="P50"><text:span text:style-name="T52">Even in the case where dependency resolution is done against fixed set of modules a solution that is able to encode them as resources will allow the Resolver to discover bundles that can provide packages missing from the system classpath. Alternatively it is beneficial to understand which exact modules from that set are used by which bundles in order to subsequently reduce the module set.</text:span></text:p>
      <text:p text:style-name="P48"/>
      <text:p text:style-name="P51">Having a standard encoding for modules as resources enables open collaboration between tools that handle modules at different stages in the software production pipeline. For example one tool may publish the module metadata while another may read it to build a Java runtime, while yet another may read it to present to a developer.</text:p>
      <text:h text:style-name="P55" text:outline-level="1"><text:soft-page-break/>Use Cases</text:h>
      <text:h text:style-name="Heading_20_2" text:outline-level="2">Build a compact docker image</text:h>
      <text:p text:style-name="P23">Cloud systems based on containers invariably need the containers to be as small as possible. The operational cost of the system increases with image size since more resources are needed to handle the image for example.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22">Java </text:span>tool</text:h>
      <text:p text:style-name="P24">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Build a hybrid OSGi-JPMS application</text:h>
      <text:p text:style-name="P39">An OSGi application may need to include functionality that is only available as one or more JPMS modules. It should be possible to automatically resolve the complete Java runtime consisting of the JRE the third party modules and the OSGi bundles.</text:p>
      <text:h text:style-name="Heading_20_2" text:outline-level="2"><text:span text:style-name="T10">Build a </text:span><text:span text:style-name="T11">consistent JPMS application</text:span></text:h>
      <text:p text:style-name="P21">JPMS specifies that an external party has to select a consistent set of modules before launching the JVM. Such parties are build tools. It may be possible to use the OSGi Resolver to select a consistent set of JPMS modules. The Resolver has the advantages that it is better in dealing with runtime dependencies like the ones expressed with JPMS services, rather than just with compile time dependencies. <text:span text:style-name="T44">The OSGi resolver can also handle multiple versions.</text:span></text:p>
      <text:h text:style-name="P55" text:outline-level="1">Requirements</text:h>
      <text:p text:style-name="P40"><text:span text:style-name="T42">The solution to this RFP has to fulfill the following requirements:</text:span></text:p>
      <text:h text:style-name="Heading_20_2" text:outline-level="2">General</text:h>
      <text:list xml:id="list2944645559" text:style-name="L1">
        <text:list-item>
          <text:p text:style-name="P30"><text:span text:style-name="T34">G-1:</text:span> <text:span text:style-name="T12">Must </text:span><text:span text:style-name="T17">not </text:span><text:span text:style-name="T31">require </text:span><text:span text:style-name="T39">from </text:span><text:span text:style-name="T31">bundles to e</text:span>xplicitly <text:span text:style-name="T62">reference modules in order for their local dependencies to resolve to modules</text:span>. <text:span text:style-name="T63">For example bundles may choose to, but must not be forced to, require a module by ID or include the module ID in the filter of another requirement.</text:span></text:p>
        </text:list-item>
        <text:list-item>
          <text:p text:style-name="P41"><text:soft-page-break/>G-2: <text:span text:style-name="T49">Should</text:span> handle the case where a bundle is also a module. E.g. publish it as two separate resources pointing to the same artifact.</text:p>
        </text:list-item>
        <text:list-item>
          <text:p text:style-name="P41">G-3: <text:span text:style-name="T12">Should</text:span> handle the case of the OSGi framework, which is the only bundle that can also be a <text:span text:style-name="T12">module at runtime. </text:span><text:span text:style-name="T34">E.g. allow the framework to have both module and bundle metadata.</text:span></text:p>
        </text:list-item>
      </text:list>
      <text:h text:style-name="Heading_20_2" text:outline-level="2"><text:span text:style-name="T48">Package Dependencies</text:span></text:h>
      <text:list xml:id="list205224930387780" text:continue-numbering="true" text:style-name="L1">
        <text:list-item>
          <text:p text:style-name="P29"><text:span text:style-name="T50">PD-1:</text:span> <text:span text:style-name="T12">Must</text:span> define how the identity capability of modules is derived from the module metadata. <text:span text:style-name="T47">This should include the module version.</text:span></text:p>
        </text:list-item>
        <text:list-item>
          <text:p text:style-name="P27"><text:span text:style-name="T50">PD-2: </text:span><text:span text:style-name="T13">Must</text:span><text:span text:style-name="T42"> be able to resolve a bundle’s local package dependency to a package provided by a module.</text:span></text:p>
        </text:list-item>
        <text:list-item>
          <text:p text:style-name="P32"><text:span text:style-name="T50">PD-3</text:span>: <text:span text:style-name="T13">Must not </text:span><text:span text:style-name="T25">allow </text:span><text:span text:style-name="T26">a </text:span><text:span text:style-name="T25">bundle’</text:span><text:span text:style-name="T26">s</text:span><text:span text:style-name="T25"> </text:span><text:span text:style-name="T29">local</text:span><text:span text:style-name="T25"> package dependency be resolved to a module’s </text:span><text:span text:style-name="T26">exported </text:span><text:span text:style-name="T25">package when </text:span><text:span text:style-name="T26">that module exports </text:span><text:span text:style-name="T27">that</text:span><text:span text:style-name="T26"> package to a s</text:span><text:span text:style-name="T25">elect set of other modules</text:span><text:span text:style-name="T24">.</text:span></text:p>
        </text:list-item>
        <text:list-item>
          <text:p text:style-name="P31"><text:span text:style-name="T50">PD-4</text:span>: <text:span text:style-name="T13">M</text:span><text:span text:style-name="T12">ust not</text:span> allow a <text:span text:style-name="T42">m</text:span>odule’<text:span text:style-name="T42">s</text:span> <text:span text:style-name="T43">local module </text:span>dependency to <text:span text:style-name="T41">be resolved to </text:span>a bundle.</text:p>
        </text:list-item>
        <text:list-item>
          <text:p text:style-name="P30"><text:span text:style-name="T35">PD-5</text:span>: <text:span text:style-name="T13">M</text:span><text:span text:style-name="T12">ust</text:span> <text:span text:style-name="T45">be able to resolve a module’s local module dependency to another module. This is needed for example in order for the developer to understand the complete footprint of their application from the output of the resolver alone. The alternative is for them to have to additionally run tools like jlink to get the complete list of modules that will be part of their Java runtime.</text:span></text:p>
        </text:list-item>
      </text:list>
      <text:h text:style-name="Heading_20_2" text:outline-level="2">Third <text:span text:style-name="T48">P</text:span>arty <text:span text:style-name="T48">M</text:span>odules</text:h>
      <text:list xml:id="list205225104711462" text:continue-numbering="true" text:style-name="L1">
        <text:list-item>
          <text:p text:style-name="P34"><text:span text:style-name="T36">TPM-1:</text:span><text:span text:style-name="T23"> </text:span><text:span text:style-name="T14">M</text:span><text:span text:style-name="T12">ust </text:span><text:span text:style-name="T23">allow </text:span><text:span text:style-name="T27">m</text:span><text:span text:style-name="T23">odules not provided by the JRE to participate in the resolution process as equal peers to the JRE modules.</text:span></text:p>
        </text:list-item>
        <text:list-item>
          <text:p text:style-name="P25"><text:span text:style-name="T36">TPM-2</text:span><text:span text:style-name="T23">: </text:span><text:span text:style-name="T15">Must</text:span><text:span text:style-name="T28"> </text:span><text:span text:style-name="T30">allow p</text:span><text:span text:style-name="T28">ackages of </text:span><text:span text:style-name="T30">modules not provided by the JRE to be automatically exposed </text:span><text:span text:style-name="T15">at runtime</text:span><text:span text:style-name="T28"> within the OSGi fr</text:span><text:span text:style-name="T29">a</text:span><text:span text:style-name="T28">mework. </text:span><text:span text:style-name="T30">E.g.</text:span><text:span text:style-name="T28"> </text:span><text:span text:style-name="T30">without having to enumerate them beforehand in a configuration file.</text:span></text:p>
        </text:list-item>
      </text:list>
      <text:h text:style-name="P64" text:outline-level="2"><text:span text:style-name="T45">M</text:span>odule <text:span text:style-name="T48">Validation</text:span></text:h>
      <text:list xml:id="list205225009815824" text:continue-numbering="true" text:style-name="L1">
        <text:list-item>
          <text:p text:style-name="P26"><text:span text:style-name="T37">MV</text:span><text:span text:style-name="T33">-</text:span><text:span text:style-name="T37">1</text:span><text:span text:style-name="T33">: </text:span><text:span text:style-name="T18">Must not</text:span><text:span text:style-name="T33"> allow two modules with the same name to simultaneously participate in the resolution </text:span><text:span text:style-name="T32">result.</text:span></text:p>
        </text:list-item>
        <text:list-item>
          <text:p text:style-name="P35"><text:span text:style-name="T37">MV-2</text:span><text:span text:style-name="T32">: </text:span><text:span text:style-name="T14">M</text:span><text:span text:style-name="T19">ay </text:span><text:span text:style-name="T16">not </text:span><text:span text:style-name="T30">allow </text:span><text:span text:style-name="T32">for</text:span><text:span text:style-name="T16"> </text:span><text:span text:style-name="T32">two modules export the same java package and be part of the resolution.</text:span></text:p>
        </text:list-item>
        <text:list-item>
          <text:p text:style-name="P28"><text:span text:style-name="T32">M</text:span><text:span text:style-name="T37">V-3: </text:span><text:span text:style-name="T20">May not</text:span><text:span text:style-name="T37"> allow modules participating in the solution to form a dependency cycle.</text:span></text:p>
        </text:list-item>
      </text:list>
      <text:h text:style-name="P64" text:outline-level="2"><text:span text:style-name="T45">M</text:span>odule Metadata Enhancement</text:h>
      <text:list xml:id="list205224258365744" text:continue-numbering="true" text:style-name="L1">
        <text:list-item>
          <text:p text:style-name="P33"><text:span text:style-name="T38">ME</text:span><text:span text:style-name="T23">-</text:span><text:span text:style-name="T38">1</text:span><text:span text:style-name="T23">: </text:span><text:span text:style-name="T14">S</text:span><text:span text:style-name="T12">hould </text:span><text:span text:style-name="T23">allow </text:span><text:span text:style-name="T29">local</text:span><text:span text:style-name="T23"> </text:span><text:span text:style-name="T27">module </text:span><text:span text:style-name="T23">dependencies to be enriched with version ranges. The Java reflection API can be used to obtain </text:span><text:span text:style-name="T27">the limited </text:span><text:span text:style-name="T23">version information provided by JPMS. E.g. if a module A was build against module B version X, assume the dependency has range [X, infinity).</text:span></text:p>
        </text:list-item>
        <text:list-item>
          <text:p text:style-name="P36"><text:span text:style-name="T38">ME-2</text:span><text:span text:style-name="T23">: </text:span><text:span text:style-name="T12">May</text:span><text:span text:style-name="T23"> allow bundle annotations to be used on Java modules to handle dependencies that can not be captured by module-info.java.</text:span></text:p>
        </text:list-item>
      </text:list>
      <text:h text:style-name="Heading_20_2" text:outline-level="2"><text:soft-page-break/>Module Service Dependencies</text:h>
      <text:list xml:id="list1246992375" text:style-name="L3">
        <text:list-item>
          <text:p text:style-name="P43"><text:span text:style-name="T53">MS-1: </text:span><text:span text:style-name="T21">May</text:span><text:span text:style-name="T53"> represent the local service dependencies between modules as resource dependencies. This will enable developers to discover missing implementations they should include in their Java runtime.</text:span></text:p>
        </text:list-item>
        <text:list-item>
          <text:p text:style-name="P42">MS-2: <text:span text:style-name="T12">May resolve</text:span> a bundle “Service Loader Mediator” style dependency to a module.</text:p>
        </text:list-item>
        <text:list-item>
          <text:p text:style-name="P42">MS-3: <text:span text:style-name="T12">Must not</text:span> resolve a module service dependency to a bundle in case MS-2 is implemented.</text:p>
        </text:list-item>
      </text:list>
      <text:h text:style-name="P55" text:outline-level="1">Document Support</text:h>
      <text:h text:style-name="P61" text:outline-level="2">References</text:h>
      <text:list xml:id="list2323331425" text:style-name="WW8Num3">
        <text:list-item>
          <text:p text:style-name="P22"><text:bookmark-start text:name="_Ref493020620"/>Bradner, S., Key words for use in RFCs to Indicate Requirement Levels, RFC2119, March 1997.<text:bookmark-end text:name="_Ref493020620"/></text:p>
        </text:list-item>
        <text:list-item>
          <text:p text:style-name="P22">Software Requirements &amp; Specifications. Michael Jackson. ISBN 0-201-87712-0</text:p>
        </text:list-item>
      </text:list>
      <text:p text:style-name="P15"/>
      <text:p text:style-name="P15"/>
      <text:p text:style-name="P17"><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61"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17"/>
      <text:h text:style-name="P61"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9</text:page-number><text:s/>of <text:page-count style:num-format="1">9</text:page-count></text:p>
        <text:p text:style-name="Header"/>
        <text:p text:style-name="Header"><text:tab/>Draft<text:tab/><text:modification-date style:data-style-name="N76">September 14,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103</meta:editing-cycles>
    <meta:editing-duration>PT4H53M30S</meta:editing-duration>
    <dc:date>2018-09-14T20:51:37.175000000</dc:date>
    <meta:document-statistic meta:table-count="2" meta:image-count="2" meta:object-count="0" meta:page-count="9" meta:paragraph-count="133" meta:word-count="3136" meta:character-count="19388" meta:non-whitespace-character-count="16387"/>
    <meta:user-defined meta:name="Info"/>
    <meta:user-defined meta:name="Info 3"/>
    <meta:user-defined meta:name="Info 4"/>
    <meta:user-defined meta:name="RFP Title">RFP-190: Resolution of JPMS modules</meta:user-defined>
  </office:meta>
</office:document-meta>
</file>